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3.572cm" table:align="left" style:writing-mode="lr-tb"/>
    </style:style>
    <style:style style:name="Tabelle1.A" style:family="table-column">
      <style:table-column-properties style:column-width="1.323cm"/>
    </style:style>
    <style:style style:name="Tabelle1.B" style:family="table-column">
      <style:table-column-properties style:column-width="2.249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left="none" fo:border-right="0.002cm solid #000000" fo:border-top="0.002cm solid #000000" fo:border-bottom="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none"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language-asian="de" style:country-asian="DE"/>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able_20_Contents">
      <style:paragraph-properties fo:text-align="justify" style:justify-single-word="false"/>
    </style:style>
    <style:style style:name="P5" style:family="paragraph" style:parent-style-name="Standard" style:master-page-name="Standard">
      <style:paragraph-properties fo:margin-top="0.423cm" fo:margin-bottom="0.212cm" fo:line-height="150%" fo:text-align="center" style:justify-single-word="false" style:page-number="auto"/>
      <style:text-properties style:font-name="Arial1" fo:font-size="16pt" fo:font-weight="bold" style:font-size-asian="16pt" style:font-weight-asian="bold" style:font-name-complex="Arial2" style:font-size-complex="16pt" style:font-weight-complex="bold"/>
    </style:style>
    <style:style style:name="P6" style:family="paragraph" style:parent-style-name="Text_20_body" style:list-style-name="WWNum44"/>
    <style:style style:name="P7" style:family="paragraph" style:parent-style-name="Text_20_body" style:list-style-name="WWNum44">
      <style:text-properties style:language-asian="de" style:country-asian="DE"/>
    </style:style>
    <style:style style:name="P8" style:family="paragraph" style:parent-style-name="Text_20_body" style:list-style-name="L1"/>
    <style:style style:name="P9" style:family="paragraph" style:parent-style-name="Text_20_body">
      <style:text-properties fo:font-size="14pt" fo:font-weight="bold" style:font-size-asian="14pt" style:font-weight-asian="bold" style:font-size-complex="14pt" style:font-weight-complex="bold"/>
    </style:style>
    <style:style style:name="P10" style:family="paragraph" style:parent-style-name="Text_20_body" style:list-style-name="L6">
      <style:text-properties fo:font-size="14pt" fo:font-weight="bold" style:font-size-asian="14pt" style:font-weight-asian="bold" style:font-size-complex="14pt" style:font-weight-complex="bold"/>
    </style:style>
    <style:style style:name="P11" style:family="paragraph" style:parent-style-name="Text_20_body" style:list-style-name="L7">
      <style:text-properties fo:font-size="14pt" fo:font-weight="bold" style:font-size-asian="14pt" style:font-weight-asian="bold" style:font-size-complex="14pt" style:font-weight-complex="bold"/>
    </style:style>
    <style:style style:name="P12" style:family="paragraph" style:parent-style-name="Text_20_body" style:list-style-name="L2">
      <style:text-properties fo:font-size="11pt" fo:font-weight="normal" style:font-size-asian="11pt" style:font-weight-asian="normal" style:font-size-complex="11pt" style:font-weight-complex="normal"/>
    </style:style>
    <style:style style:name="P13" style:family="paragraph" style:parent-style-name="Text_20_body" style:list-style-name="L3">
      <style:text-properties fo:font-size="11pt" fo:font-weight="normal" style:font-size-asian="11pt" style:font-weight-asian="normal" style:font-size-complex="11pt" style:font-weight-complex="normal"/>
    </style:style>
    <style:style style:name="P14" style:family="paragraph" style:parent-style-name="Text_20_body" style:list-style-name="L5">
      <style:paragraph-properties fo:text-align="start" style:justify-single-word="false"/>
      <style:text-properties fo:font-size="11pt" fo:font-weight="normal" style:font-size-asian="11pt" style:font-weight-asian="normal" style:font-size-complex="11pt" style:font-weight-complex="normal"/>
    </style:style>
    <style:style style:name="P15" style:family="paragraph" style:parent-style-name="Text_20_body">
      <style:paragraph-properties fo:margin-left="1.753cm" fo:margin-right="0cm" fo:text-indent="0cm" style:auto-text-indent="false"/>
      <style:text-properties fo:font-size="11pt" fo:font-weight="normal" style:font-size-asian="11pt" style:font-weight-asian="normal" style:font-size-complex="11pt" style:font-weight-complex="normal"/>
    </style:style>
    <style:style style:name="P16" style:family="paragraph" style:parent-style-name="Text_20_body">
      <style:paragraph-properties fo:margin-left="2.004cm" fo:margin-right="0cm" fo:text-indent="0cm" style:auto-text-indent="false"/>
      <style:text-properties fo:font-size="11pt" fo:font-weight="normal" style:font-size-asian="11pt" style:font-weight-asian="normal" style:font-size-complex="11pt" style:font-weight-complex="normal"/>
    </style:style>
    <style:style style:name="P17" style:family="paragraph" style:parent-style-name="Heading_20_1">
      <style:paragraph-properties fo:margin-left="0cm" fo:margin-right="0cm" fo:text-indent="0cm" style:auto-text-indent="false"/>
    </style:style>
    <style:style style:name="P18" style:family="paragraph" style:parent-style-name="Heading_20_1">
      <style:paragraph-properties fo:margin-left="0cm" fo:margin-right="0cm" fo:text-indent="0cm" style:auto-text-indent="false" fo:break-before="page"/>
    </style:style>
    <style:style style:name="P19" style:family="paragraph" style:parent-style-name="Table_20_Contents">
      <style:paragraph-properties fo:text-align="center" style:justify-single-word="false"/>
    </style:style>
    <style:style style:name="T1" style:family="text">
      <style:text-properties style:language-asian="de" style:country-asian="DE"/>
    </style:style>
    <style:style style:name="T2" style:family="text">
      <style:text-properties style:text-position="super 58%"/>
    </style:style>
    <style:style style:name="T3" style:family="text">
      <style:text-properties style:text-position="super 58%" style:language-asian="de" style:country-asian="DE"/>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1pt" style:font-size-asian="11pt" style:font-size-complex="11pt"/>
    </style:style>
    <style:style style:name="T7" style:family="text">
      <style:text-properties fo:font-size="11pt" fo:font-weight="normal" style:font-size-asian="11pt" style:font-weight-asian="normal" style:font-size-complex="11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023cm" fo:text-indent="-0.635cm" fo:margin-left="3.0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58cm" fo:text-indent="-0.635cm" fo:margin-left="3.6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93cm" fo:text-indent="-0.635cm" fo:margin-left="4.2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28cm" fo:text-indent="-0.635cm" fo:margin-left="4.9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63cm" fo:text-indent="-0.635cm" fo:margin-left="5.5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98cm" fo:text-indent="-0.635cm" fo:margin-left="6.1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33cm" fo:text-indent="-0.635cm" fo:margin-left="6.8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68cm" fo:text-indent="-0.635cm" fo:margin-left="7.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03cm" fo:text-indent="-0.635cm" fo:margin-left="8.1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38cm" fo:text-indent="-0.635cm" fo:margin-left="8.73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xhlet-Extraktion &amp; Chromatographische Untersuchung von Lipiden</text:p>
      <text:list xml:id="list3251945348419684634" text:style-name="Outline">
        <text:list-item>
          <text:p text:style-name="P17">Soxhlet-Extraktion</text:p>
          <text:list>
            <text:list-item>
              <text:p text:style-name="Heading_20_2">Einleitung</text:p>
            </text:list-item>
          </text:list>
        </text:list-item>
      </text:list>
      <text:p text:style-name="P2">Mithilfe einer Soxhlet-Extraktion wurden die Öle aus Erdnüssen mithilfe eines Lösemittels extrahiert und gewonnen. Um pures Öl zu bekommen wurde das Gemisch destilliert.</text:p>
      <text:list xml:id="list37483223" text:continue-numbering="true" text:style-name="Outline">
        <text:list-item>
          <text:list>
            <text:list-item>
              <text:p text:style-name="Heading_20_2">Material und Chemikalien</text:p>
            </text:list-item>
          </text:list>
        </text:list-item>
      </text:list>
      <text:list xml:id="list3559003017842747027" text:style-name="WWNum44">
        <text:list-item>
          <text:p text:style-name="P7">25,7 g gemahlene Erdnüsse</text:p>
        </text:list-item>
        <text:list-item>
          <text:p text:style-name="P7">350 mL Petrolether (Siedebereich 40 – 60 °C)</text:p>
        </text:list-item>
        <text:list-item>
          <text:p text:style-name="P6"><text:span text:style-name="T1">Die restlichen Materialien sind im Skript</text:span><text:span text:style-name="T3">1</text:span><text:span text:style-name="T1"> angegeben.</text:span></text:p>
        </text:list-item>
      </text:list>
      <text:list xml:id="list37475156" text:continue-list="list37483223" text:style-name="Outline">
        <text:list-item>
          <text:list>
            <text:list-item>
              <text:p text:style-name="Heading_20_2">Durchführung</text:p>
            </text:list-item>
          </text:list>
        </text:list-item>
      </text:list>
      <text:p text:style-name="Text_20_body"><text:span text:style-name="T1">Die Durchführung des Skriptes</text:span><text:span text:style-name="T3">1</text:span><text:span text:style-name="T1"> wurde befolgt.</text:span></text:p>
      <text:list xml:id="list37481314" text:continue-numbering="true" text:style-name="Outline">
        <text:list-item>
          <text:list>
            <text:list-item>
              <text:p text:style-name="Heading_20_2">Ergebnisse</text:p>
            </text:list-item>
          </text:list>
        </text:list-item>
      </text:list>
      <text:p text:style-name="P2">Extrahierte Öl – 7,92 g</text:p>
      <text:p text:style-name="P2">Erdnussstücke bekamen eine weiße Farbe. Nur wenige Stücke behielten ihre gelbe Farbe.</text:p>
      <text:p text:style-name="P2">Das destillierte Erdnussöl hatte eine hell gelbe Farbe, ähnlich dem kommerziell erhältlichen Erdnussöl. </text:p>
      <text:p text:style-name="P2"/>
      <text:p text:style-name="P2"/>
      <text:p text:style-name="P2"/>
      <text:list xml:id="list37470937" text:continue-numbering="true" text:style-name="Outline">
        <text:list-item>
          <text:list>
            <text:list-item>
              <text:p text:style-name="Heading_20_2">Diskussion</text:p>
            </text:list-item>
          </text:list>
        </text:list-item>
      </text:list>
      <text:p text:style-name="P2">Die Ausbeute betrug 30,8 %. Nach den Angaben des Herstellers sind in den Erdnüssen 50 % Fett enthalten. Es wurde nur 61 % der vorhandenen Öle extrahiert. Gründe dafür sind vor allem die Zeit der Extraktion. Die Extraktionszeit betrug etwa 2 Stunden. Eine sorgfälltige und in der Indurstie übliche Soxhlet-Extraktion kann weitaus länger gehen. Mit Extraktionszeiten von 6 – 8 Stunden. Die Erdnüsse wurden etwas verkleinert um die Oberfläche zu erhöhen und so die Extraktion zu verschnellern. Man könnte die Erdnüsse noch mehr zerkleinern. </text:p>
      <text:p text:style-name="Text_20_body"><text:span text:style-name="T1">Eine Ausbeute von 30,8 % ist gut, wenn man die kurze Zeit bedenkt. Weiterhin ist der Folgeversuch, die chromatiographische Untersuchen von Lipiden zu bedenken. In diesem </text:span><text:soft-page-break/><text:span text:style-name="T1">werden nur winzige Mengen gebraucht. Wichtig wäre nur, dass von allen in der Erdnuss vorhandenen Ölen und Fetten etwas in der Ausbeute vorhanden ist. Mindestens so viel, dass man sie durch die Chromatographischen Untersuchung erkennen kann. Bei einem Ergebniss von 61 % der möglichen Fette und Öle kann man davon ausgehen, dass wahrscheinlich nur die in winzigen Mengen in der Erdnuss vorhandenen Fette und Öle nicht erkennbar sein werden.</text:span><text:bookmark text:name="_GoBack"/></text:p>
      <text:list xml:id="list37468421" text:continue-numbering="true" text:style-name="Outline">
        <text:list-item>
          <text:list>
            <text:list-item>
              <text:p text:style-name="Heading_20_2">Entsorgung der Abfälle</text:p>
            </text:list-item>
          </text:list>
        </text:list-item>
      </text:list>
      <text:p text:style-name="P2">Der während der Destillation gewonnene Petrolether wurde zur wiederbenutzung gesammelt. Die Erdnussreste wurden im Mülleimer entsorgt.</text:p>
      <text:list xml:id="list37490307" text:continue-numbering="true" text:style-name="Outline">
        <text:list-item>
          <text:p text:style-name="P18">Chromatographische Untersuchung von Lipiden</text:p>
          <text:list>
            <text:list-item>
              <text:p text:style-name="Heading_20_2">Einleitung</text:p>
            </text:list-item>
          </text:list>
        </text:list-item>
      </text:list>
      <text:p text:style-name="Text_20_body">Das aus der Soxhlet-Extraktion gewonnene Öl wurde bei diesem Versuch mithilfe einer Chromatographiekammer in seine einzelnen Lipide aufgetrennt um sie anschließend zu bestimmen.</text:p>
      <text:list xml:id="list37494006" text:continue-numbering="true" text:style-name="Outline">
        <text:list-item>
          <text:list>
            <text:list-item>
              <text:p text:style-name="Heading_20_2">Material und Chemikalien</text:p>
            </text:list-item>
          </text:list>
        </text:list-item>
      </text:list>
      <text:list xml:id="list8725976751247849423" text:style-name="L1">
        <text:list-item>
          <text:p text:style-name="P8">extrahiertes Erdnussöl</text:p>
        </text:list-item>
        <text:list-item>
          <text:p text:style-name="P8">Laufmittel: n-Hexan/Diethylether/Ameisensäure 80:80:2</text:p>
        </text:list-item>
        <text:list-item>
          <text:p text:style-name="P8">Der Rest ist im Skript<text:span text:style-name="T2">1 </text:span>angegeben.</text:p>
        </text:list-item>
      </text:list>
      <text:list xml:id="list37478405" text:continue-list="list37494006" text:style-name="Outline">
        <text:list-item>
          <text:list>
            <text:list-item>
              <text:p text:style-name="Heading_20_2">Durchführung</text:p>
            </text:list-item>
          </text:list>
        </text:list-item>
      </text:list>
      <text:p text:style-name="Text_20_body">Die Durchführung wurde wie im Skript beschrieben durchgeführt.</text:p>
      <text:list xml:id="list37468687" text:continue-numbering="true" text:style-name="Outline">
        <text:list-item>
          <text:list>
            <text:list-item>
              <text:p text:style-name="Heading_20_2">Ergebnisse</text:p>
            </text:list-item>
          </text:list>
        </text:list-item>
      </text:list>
      <text:p text:style-name="Text_20_body">Bei der chromatographischen Untersuchung des Erdnussöls kam es zu einer Bildung von fünf abgegrenzten Lipidflecken.</text:p>
      <text:p text:style-name="Text_20_body"/>
      <text:p text:style-name="Text_20_body">Distanz der Laufmittelfront: 10,15 cm</text:p>
      <text:p text:style-name="Text_20_body">Distanzen der Substanzflecken:</text:p>
      <table:table table:name="Tabelle1" table:style-name="Tabelle1">
        <table:table-column table:style-name="Tabelle1.A"/>
        <table:table-column table:style-name="Tabelle1.B"/>
        <table:table-row>
          <table:table-cell table:style-name="Tabelle1.A1" office:value-type="string">
            <text:p text:style-name="P4">Nr. 1</text:p>
          </table:table-cell>
          <table:table-cell table:style-name="Tabelle1.B1" office:value-type="string">
            <text:p text:style-name="P19">3,3 cm</text:p>
          </table:table-cell>
        </table:table-row>
        <table:table-row>
          <table:table-cell table:style-name="Tabelle1.A2" office:value-type="string">
            <text:p text:style-name="P4">Nr. 2</text:p>
          </table:table-cell>
          <table:table-cell table:style-name="Tabelle1.B2" office:value-type="string">
            <text:p text:style-name="P19">3.8 cm</text:p>
          </table:table-cell>
        </table:table-row>
        <table:table-row>
          <table:table-cell table:style-name="Tabelle1.A2" office:value-type="string">
            <text:p text:style-name="P4">Nr. 3</text:p>
          </table:table-cell>
          <table:table-cell table:style-name="Tabelle1.B2" office:value-type="string">
            <text:p text:style-name="P19">4,5 cm</text:p>
          </table:table-cell>
        </table:table-row>
        <table:table-row>
          <table:table-cell table:style-name="Tabelle1.A2" office:value-type="string">
            <text:p text:style-name="P4">Nr. 4</text:p>
          </table:table-cell>
          <table:table-cell table:style-name="Tabelle1.B2" office:value-type="string">
            <text:p text:style-name="P19">5,3 cm</text:p>
          </table:table-cell>
        </table:table-row>
        <table:table-row>
          <table:table-cell table:style-name="Tabelle1.A2" office:value-type="string">
            <text:p text:style-name="P4">Nr. 5</text:p>
          </table:table-cell>
          <table:table-cell table:style-name="Tabelle1.B2" office:value-type="string">
            <text:p text:style-name="P19">6,0 cm</text:p>
          </table:table-cell>
        </table:table-row>
      </table:table>
      <text:p text:style-name="Text_20_body"/>
      <text:p text:style-name="Text_20_body"/>
      <text:p text:style-name="P3">2.4.1 Auswertung </text:p>
      <text:p text:style-name="P3"><draw:frame draw:style-name="fr1" draw:name="Objekt1" text:anchor-type="as-char" svg:y="-0.621cm" svg:width="11.615cm" svg:height="1cm" draw:z-index="0"><draw:object xlink:href="./Object 1" xlink:type="simple" xlink:show="embed" xlink:actuate="onLoad"/><draw:image xlink:href="./ObjectReplacements/Object 1" xlink:type="simple" xlink:show="embed" xlink:actuate="onLoad"/></draw:frame></text:p>
      <text:list xml:id="list4147612809882094865" text:style-name="L2">
        <text:list-item>
          <text:p text:style-name="P12">Substanzfleck 1 :</text:p>
        </text:list-item>
      </text:list>
      <text:p text:style-name="P16">Rf =<draw:frame draw:style-name="fr2" draw:name="Objekt2" text:anchor-type="as-char" svg:y="-0.619cm" svg:width="1.783cm" svg:height="0.998cm" draw:z-index="1"><draw:object xlink:href="./Object 2" xlink:type="simple" xlink:show="embed" xlink:actuate="onLoad"/><draw:image xlink:href="./ObjectReplacements/Object 2" xlink:type="simple" xlink:show="embed" xlink:actuate="onLoad"/></draw:frame></text:p>
      <text:p text:style-name="P16">Rf = 0,3251</text:p>
      <text:list xml:id="list3560763356625399363" text:style-name="L3">
        <text:list-item>
          <text:p text:style-name="P13"><text:soft-page-break/>Substanzfleck 2:</text:p>
        </text:list-item>
      </text:list>
      <text:p text:style-name="P15">Rf = 0,3744</text:p>
      <text:list xml:id="list3453133660976742930" text:style-name="L5">
        <text:list-item>
          <text:p text:style-name="P14">Substanzfleck 3:</text:p>
        </text:list-item>
      </text:list>
      <text:p text:style-name="P3"><text:s text:c="11"/><text:span text:style-name="T5"><text:s/></text:span><text:span text:style-name="T7">Rf = 0,4433</text:span></text:p>
      <text:list xml:id="list8950447444946279092" text:style-name="L6">
        <text:list-item>
          <text:p text:style-name="P10"><text:span text:style-name="T7">Substanzfleck 4: </text:span></text:p>
        </text:list-item>
      </text:list>
      <text:p text:style-name="P3"><text:s text:c="12"/><text:span text:style-name="T7">Rf = 0,5222</text:span></text:p>
      <text:list xml:id="list7794255991998403030" text:style-name="L7">
        <text:list-item>
          <text:p text:style-name="P11"><text:span text:style-name="T7">Substanzfleck 5:</text:span></text:p>
        </text:list-item>
      </text:list>
      <text:p text:style-name="P3"><text:s text:c="11"/><text:span text:style-name="T7"><text:s/>Rf = 0,5911</text:span></text:p>
      <text:p text:style-name="Text_20_body"/>
      <text:list xml:id="list37467905" text:continue-list="list37468687" text:style-name="Outline">
        <text:list-item>
          <text:list>
            <text:list-item>
              <text:p text:style-name="Heading_20_2">Diskussion</text:p>
            </text:list-item>
            <text:list-item>
              <text:p text:style-name="Heading_20_2">Entsorgung der Abfälle</text:p>
            </text:list-item>
          </text:list>
        </text:list-item>
      </text:list>
      <text:p text:style-name="Text_20_body">Die Öle wurden in den Ausguss geschüttet. Das Laufmittel wurde im Kanister für organische halogenhaltige Lösemittel entsorgt.</text:p>
      <text:list xml:id="list37486826" text:continue-numbering="true" text:style-name="Outline">
        <text:list-item>
          <text:list>
            <text:list-item>
              <text:p text:style-name="Heading_20_2">Literaturverzeichnis</text:p>
            </text:list-item>
            <text:list-item>
              <text:p text:style-name="Heading_20_2">Datum und Unterschrif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5cm" style:writing-mode="lr-tb"/>
      <style:text-properties style:use-window-font-color="true" style:font-name="Times New Roman" fo:font-size="10pt" fo:language="de" fo:country="D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orphans="2" fo:widows="2" style:writing-mode="lr-tb"/>
      <style:text-properties style:use-window-font-color="true" style:font-name="Verdana" fo:font-size="11pt" style:font-size-asian="11pt" style:language-asian="de" style:country-asian="D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cm" fo:line-height="150%" fo:text-align="justify" style:justify-single-word="false"/>
      <style:text-properties style:font-name="Arial1" style:language-asian="en" style:country-asian="US"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501cm" fo:margin-right="0cm" fo:margin-top="0.423cm" fo:margin-bottom="0cm" fo:line-height="150%" fo:text-indent="-1.501cm" style:auto-text-indent="false" fo:keep-with-next="always">
        <style:tab-stops>
          <style:tab-stop style:position="1.501cm"/>
        </style:tab-stops>
      </style:paragraph-propertie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212cm" fo:margin-bottom="0cm" fo:line-height="150%" fo:keep-with-next="always"/>
      <style:text-properties style:font-name="Arial1" fo:font-size="14pt" fo:font-weight="bold" style:font-size-asian="14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list-style-name="Outline" style:class="text">
      <style:paragraph-properties fo:margin-left="1.501cm" fo:margin-right="0cm" fo:margin-top="0.212cm" fo:margin-bottom="0cm" fo:line-height="150%" fo:text-indent="-1.501cm" style:auto-text-indent="false" fo:keep-with-next="always">
        <style:tab-stops>
          <style:tab-stop style:position="1.501cm"/>
        </style:tab-stops>
      </style:paragraph-properties>
      <style:text-properties style:font-name="Arial1" fo:font-size="12pt" fo:font-weight="bold" style:font-size-asian="12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weight="bold" style:font-weight-asian="bold"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style:font-name-complex="Arial2"/>
    </style:style>
    <style:style style:name="University_20_Absatz" style:display-name="University Absatz" style:family="paragraph" style:parent-style-name="Standard" style:default-outline-level="" style:list-style-name="">
      <style:paragraph-properties fo:margin-top="0.353cm" fo:margin-bottom="0.212cm"/>
    </style:style>
    <style:style style:name="University_20_Ebene_20_1" style:display-name="University Ebene 1" style:family="paragraph" style:parent-style-name="Standard" style:default-outline-level="1">
      <style:paragraph-properties fo:margin-top="0.529cm" fo:margin-bottom="0.212cm" fo:text-align="center" style:justify-single-word="false" fo:break-before="page" fo:keep-with-next="always">
        <style:tab-stops>
          <style:tab-stop style:position="0.76cm"/>
        </style:tab-stops>
      </style:paragraph-properties>
      <style:text-properties fo:font-variant="small-caps" style:font-name="Arial1" fo:font-size="15pt" fo:font-weight="bold" style:font-size-asian="15pt" style:font-weight-asian="bold"/>
    </style:style>
    <style:style style:name="University_20_Ebene_20_2" style:display-name="University Ebene 2" style:family="paragraph" style:parent-style-name="Standard" style:default-outline-level="2">
      <style:paragraph-properties fo:margin-top="0.529cm" fo:margin-bottom="0.212cm" fo:keep-with-next="always">
        <style:tab-stops>
          <style:tab-stop style:position="0.66cm"/>
        </style:tab-stops>
      </style:paragraph-properties>
      <style:text-properties style:font-name="Arial1" fo:font-size="13pt" fo:font-weight="bold" style:font-size-asian="13pt" style:font-weight-asian="bold"/>
    </style:style>
    <style:style style:name="University_20_Ebene_20_3" style:display-name="University Ebene 3" style:family="paragraph" style:parent-style-name="Standard" style:default-outline-level="3">
      <style:paragraph-properties fo:margin-left="0.559cm" fo:margin-right="0cm" fo:margin-top="0.459cm" fo:margin-bottom="0.212cm" fo:text-indent="-0.559cm" style:auto-text-indent="false" fo:keep-with-next="always">
        <style:tab-stops>
          <style:tab-stop style:position="0.63cm"/>
        </style:tab-stops>
      </style:paragraph-properties>
      <style:text-properties style:font-name="Arial1" fo:font-weight="bold" style:font-weight-asian="bold"/>
    </style:style>
    <style:style style:name="University_20_Ebene_20_4" style:display-name="University Ebene 4" style:family="paragraph" style:parent-style-name="Standard" style:default-outline-level="4">
      <style:paragraph-properties fo:margin-top="0.388cm" fo:margin-bottom="0.212cm" fo:keep-with-next="always"/>
      <style:text-properties style:font-name="Arial1" fo:font-weight="bold" style:font-weight-asian="bold"/>
    </style:style>
    <style:style style:name="University_20_Aufzählung" style:display-name="University Aufzählung" style:family="paragraph" style:parent-style-name="University_20_Absatz" style:default-outline-level="" style:list-style-name="">
      <style:paragraph-properties fo:margin-left="0.499cm" fo:margin-right="0cm" fo:text-indent="-0.499cm" style:auto-text-indent="false">
        <style:tab-stops>
          <style:tab-stop style:position="0.499cm"/>
        </style:tab-stops>
      </style:paragraph-properties>
    </style:style>
    <style:style style:name="University_20_Kopfzeile" style:display-name="University Kopfzeile" style:family="paragraph" style:parent-style-name="Standard" style:default-outline-level="" style:list-style-name="">
      <style:paragraph-properties fo:padding-left="0cm" fo:padding-right="0cm" fo:padding-top="0cm" fo:padding-bottom="0.035cm" fo:border-left="none" fo:border-right="none" fo:border-top="none" fo:border-bottom="0.018cm solid #00000a"/>
      <style:text-properties style:font-name="Arial1" fo:font-weight="bold" style:font-weight-asian="bold"/>
    </style:style>
    <style:style style:name="University_20_Fußzeile" style:display-name="University Fußzeile" style:family="paragraph" style:parent-style-name="Standard" style:default-outline-level="" style:list-style-name="">
      <style:text-properties style:font-name="Arial1"/>
    </style:style>
    <style:style style:name="University_20_Book_20_Absatz" style:display-name="University Book Absatz" style:family="paragraph" style:parent-style-name="Standard" style:default-outline-level="" style:list-style-name="">
      <style:paragraph-properties fo:margin-top="0.353cm" fo:margin-bottom="0.212cm" fo:text-align="justify" style:justify-single-word="false"/>
    </style:style>
    <style:style style:name="University_20_Book_20_Ebene_20_1" style:display-name="University Book Ebene 1" style:family="paragraph" style:parent-style-name="Standard" style:list-style-name="Outline">
      <style:paragraph-properties fo:margin-top="0.529cm" fo:margin-bottom="0.212cm" fo:text-align="center" style:justify-single-word="false" fo:break-before="page" fo:keep-with-next="always">
        <style:tab-stops>
          <style:tab-stop style:position="0.76cm"/>
        </style:tab-stops>
      </style:paragraph-properties>
      <style:text-properties fo:font-variant="small-caps" style:font-name="Arial1" fo:font-size="15pt" fo:font-weight="bold" style:font-size-asian="15pt" style:font-weight-asian="bold"/>
    </style:style>
    <style:style style:name="University_20_Book_20_Ebene_20_2" style:display-name="University Book Ebene 2" style:family="paragraph" style:parent-style-name="Standard" style:default-outline-level="2" style:list-style-name="Outline">
      <style:paragraph-properties fo:margin-top="0.529cm" fo:margin-bottom="0.212cm" fo:keep-with-next="always">
        <style:tab-stops>
          <style:tab-stop style:position="1.02cm"/>
        </style:tab-stops>
      </style:paragraph-properties>
      <style:text-properties style:font-name="Arial1" fo:font-size="13pt" fo:font-weight="bold" style:font-size-asian="13pt" style:font-weight-asian="bold"/>
    </style:style>
    <style:style style:name="University_20_Book_20_Ebene_20_3" style:display-name="University Book Ebene 3" style:family="paragraph" style:parent-style-name="Standard" style:default-outline-level="3" style:list-style-name="Outline">
      <style:paragraph-properties fo:margin-top="0.459cm" fo:margin-bottom="0.212cm" fo:keep-with-next="always">
        <style:tab-stops>
          <style:tab-stop style:position="1.27cm"/>
        </style:tab-stops>
      </style:paragraph-properties>
      <style:text-properties style:font-name="Arial1" fo:font-weight="bold" style:font-weight-asian="bold"/>
    </style:style>
    <style:style style:name="University_20_Spiegelstriche_20_Ebene_20_1" style:display-name="University Spiegelstriche Ebene 1" style:family="paragraph" style:parent-style-name="Standard" style:default-outline-level="" style:list-style-name="">
      <style:paragraph-properties>
        <style:tab-stops/>
      </style:paragraph-properties>
    </style:style>
    <style:style style:name="University_20_Spiegelstriche_20_Ebene_20_2" style:display-name="University Spiegelstriche Ebene 2" style:family="paragraph" style:parent-style-name="Standard" style:default-outline-level="" style:list-style-name="">
      <style:paragraph-properties>
        <style:tab-stops/>
      </style:paragraph-properties>
    </style:style>
    <style:style style:name="University_20_Spiegelstriche_20_Ebene_20_3" style:display-name="University Spiegelstriche Ebene 3" style:family="paragraph" style:parent-style-name="Standard" style:default-outline-level="" style:list-style-name="">
      <style:paragraph-properties>
        <style:tab-stops/>
      </style:paragraph-properties>
    </style:style>
    <style:style style:name="University_20_Spiegelstriche_20_Ebene_20_4" style:display-name="University Spiegelstriche Ebene 4" style:family="paragraph" style:parent-style-name="Standard" style:default-outline-level="" style:list-style-name="">
      <style:paragraph-properties>
        <style:tab-stops/>
      </style:paragraph-properties>
    </style:style>
    <style:style style:name="Footer" style:family="paragraph" style:parent-style-name="Standard" style:default-outline-level="" style:list-style-name="" style:class="extra">
      <style:paragraph-properties fo:text-align="center" style:justify-single-word="false" fo:keep-together="always" fo:padding-left="0cm" fo:padding-right="0cm" fo:padding-top="0.106cm" fo:padding-bottom="0cm" fo:border-left="none" fo:border-right="none" fo:border-top="0.026cm solid #00000a" fo:border-bottom="none" text:number-lines="false" text:line-number="0">
        <style:tab-stops>
          <style:tab-stop style:position="7.62cm" style:type="center"/>
          <style:tab-stop style:position="15.24cm" style:type="right"/>
        </style:tab-stops>
      </style:paragraph-properties>
      <style:text-properties style:font-name="Arial1" style:language-asian="en" style:country-asian="US"/>
    </style:style>
    <style:style style:name="List_20_Bullet_20_2" style:display-name="List Bullet 2" style:family="paragraph" style:parent-style-name="Standard" style:default-outline-level="" style:list-style-name="">
      <style:paragraph-properties fo:margin-left="0.901cm" fo:margin-right="0cm" fo:line-height="150%" fo:text-indent="0cm" style:auto-text-indent="false"/>
      <style:text-properties style:font-name="Arial1"/>
    </style:style>
    <style:style style:name="List_20_Bullet_20_3" style:display-name="List Bullet 3" style:family="paragraph" style:parent-style-name="Standard" style:default-outline-level="" style:list-style-name="">
      <style:text-properties style:font-name="Arial1"/>
    </style:style>
    <style:style style:name="List_20_Number_20_3" style:display-name="List Number 3" style:family="paragraph" style:parent-style-name="Standard" style:list-style-name="Outlin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Arial1"/>
    </style:style>
    <style:style style:name="Contents_20_2" style:display-name="Contents 2" style:family="paragraph" style:parent-style-name="Standard" style:default-outline-level="" style:list-style-name="" style:class="index">
      <style:paragraph-properties fo:margin-left="0.388cm" fo:margin-right="0cm" fo:margin-top="0.212cm" fo:margin-bottom="0cm" fo:text-indent="0cm" style:auto-text-indent="false">
        <style:tab-stops>
          <style:tab-stop style:position="16.501cm" style:type="right" style:leader-style="dotted" style:leader-text="."/>
        </style:tab-stops>
      </style:paragraph-properties>
      <style:text-properties style:font-name="Times New Roman" fo:font-size="10pt" fo:font-style="italic" style:font-size-asian="10pt" style:font-style-asian="italic" style:font-size-complex="10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423cm" fo:margin-bottom="0.635cm" fo:text-indent="0cm" style:auto-text-indent="false">
        <style:tab-stops>
          <style:tab-stop style:position="0.776cm"/>
          <style:tab-stop style:position="15.483cm" style:type="right" style:leader-style="dotted" style:leader-text="."/>
        </style:tab-stops>
      </style:paragraph-properties>
      <style:text-properties fo:font-size="12pt" fo:font-weight="bold" style:font-size-asian="12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776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ize="10pt" style:font-size-asian="10pt" style:font-size-complex="10pt"/>
    </style:style>
    <style:style style:name="Contents_20_4" style:display-name="Contents 4" style:family="paragraph" style:parent-style-name="Standard" style:default-outline-level="" style:list-style-name="" style:class="index">
      <style:paragraph-properties fo:margin-left="1.164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552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1.94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2.328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716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3.104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10pt" style:font-size-asian="10pt" style:font-size-complex="10pt"/>
    </style:style>
    <style:style style:name="List_20_Bullet_20_5" style:display-name="List Bullet 5" style:family="paragraph" style:parent-style-name="Standard" style:default-outline-level="" style:list-style-name=""/>
    <style:style style:name="List_20_Number_20_2" style:display-name="List Number 2" style:family="paragraph" style:parent-style-name="Standard" style:default-outline-level="1" style:list-style-name="Outline"/>
    <style:style style:name="Body_20_Text_20_2" style:display-name="Body Text 2" style:family="paragraph" style:parent-style-name="Standard" style:default-outline-level="" style:list-style-name="">
      <style:paragraph-properties fo:line-height="200%"/>
    </style:style>
    <style:style style:name="Formatvorlage_20_45_20_pt_20_Zentriert" style:display-name="Formatvorlage 45 pt Zentriert" style:family="paragraph" style:parent-style-name="Standard" style:default-outline-level="" style:list-style-name="">
      <style:paragraph-properties fo:text-align="center" style:justify-single-word="false"/>
      <style:text-properties style:font-name="Arial1" fo:font-size="48pt" style:font-size-asian="48pt" style:font-size-complex="10pt"/>
    </style:style>
    <style:style style:name="Formatvorlage_20_24_20_pt_20_Zentriert" style:display-name="Formatvorlage 24 pt Zentriert" style:family="paragraph" style:parent-style-name="Standard" style:default-outline-level="" style:list-style-name="">
      <style:paragraph-properties fo:text-align="center" style:justify-single-word="false"/>
      <style:text-properties style:font-name="Arial1" fo:font-size="26pt" style:font-size-asian="26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text-properties fo:font-weight="bold" style:font-weight-asian="bold"/>
    </style:style>
    <style:style style:name="Überschrift_20_3_20_Zchn" style:display-name="Überschrift 3 Zchn" style:family="text">
      <style:text-properties style:font-name="Verdana" fo:font-size="13pt" fo:language="de" fo:country="DE" fo:font-weight="bold" style:font-size-asian="13pt" style:language-asian="de" style:country-asian="DE" style:font-weight-asian="bold" style:font-name-complex="Arial2" style:font-size-complex="13pt" style:language-complex="ar" style:country-complex="SA" style:font-weight-complex="bold"/>
    </style:style>
    <style:style style:name="Strong_20_Emphasis" style:display-name="Strong Emphasis" style:family="text">
      <style:text-properties fo:font-weight="bold" style:font-weight-asian="bold" style:font-weight-complex="bold"/>
    </style:style>
    <style:style style:name="Listennummer_20_3_20_Zchn" style:display-name="Listennummer 3 Zchn" style:family="text">
      <style:text-properties style:font-name="Verdana" fo:font-size="11pt" fo:language="de" fo:country="DE" style:font-size-asian="11pt" style:language-asian="de" style:country-asian="DE" style:font-size-complex="11pt" style:language-complex="ar" style:country-complex="SA"/>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körper_20_Zchn" style:display-name="Textkörper Zchn" style:family="text">
      <style:text-properties style:font-name="Arial1" fo:font-size="11pt" fo:language="de" fo:country="DE" style:font-size-asian="11pt" style:language-asian="en" style:country-asian="US" style:language-complex="ar" style:country-complex="SA"/>
    </style:style>
    <style:style style:name="Fußzeile_20_Zchn" style:display-name="Fußzeile Zchn" style:family="text">
      <style:text-properties style:font-name="Arial1" fo:font-size="11pt" style:font-size-asian="11pt" style:language-asian="en" style:country-asian="US" style:font-size-complex="11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variant="normal" fo:text-transform="none" style:text-line-through-style="none" style:text-position="0% 100%" fo:font-style="normal" fo:font-weight="bold" style:text-blinking="false" style:font-style-asian="normal" style:font-weight-asian="bold" text:display="true"/>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ize="10pt" fo:font-style="normal" fo:font-weight="normal" style:font-size-asian="10pt" style:font-style-asian="normal" style:font-weight-asian="normal" style:font-name-complex="Times New Roman1"/>
    </style:style>
    <style:style style:name="ListLabel_20_4" style:display-name="ListLabel 4" style:family="text">
      <style:text-properties fo:font-size="16pt" fo:font-style="normal" fo:font-weight="bold" style:font-size-asian="16pt" style:font-style-asian="normal" style:font-weight-asian="bold" style:font-size-complex="16pt"/>
    </style:style>
    <style:style style:name="ListLabel_20_5" style:display-name="ListLabel 5"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134cm" fo:text-indent="-0.635cm" fo:margin-left="1.134cm"/>
        </style:list-level-properties>
      </text:outline-level-style>
      <text:outline-level-style text:level="2" style:num-format="1" text:display-levels="2">
        <style:list-level-properties text:list-level-position-and-space-mode="label-alignment">
          <style:list-level-label-alignment text:label-followed-by="listtab" text:list-tab-stop-position="1.02cm" fo:text-indent="-1.02cm" fo:margin-left="1.0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cm" fo:margin-bottom="1.69cm" fo:margin-left="3cm" fo:margin-right="2.501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11cm" fo:margin-left="0cm" fo:margin-right="0cm" fo:margin-bottom="0.711cm" style:dynamic-spacing="true"/>
      </style:header-style>
      <style:footer-style>
        <style:header-footer-properties fo:min-height="0.811cm" fo:margin-left="0cm" fo:margin-right="0cm" fo:margin-top="0.711cm" style:dynamic-spacing="true"/>
      </style:footer-style>
    </style:page-layout>
  </office:automatic-styles>
  <office:master-styles>
    <style:master-page style:name="Standard" style:page-layout-name="Mpm1">
      <style:header>
        <text:p text:style-name="Header">P_LTGO, 1. Semester, AG 2, Phillip Berger, Robert Kroner <text:s text:c="23"/>05.10.2017</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Andrea Koch</meta:initial-creator>
    <meta:editing-cycles>7</meta:editing-cycles>
    <meta:print-date>2014-03-18T07:25:00</meta:print-date>
    <meta:creation-date>2017-10-28T07:37:00</meta:creation-date>
    <dc:date>2017-10-30T17:29:20.41</dc:date>
    <meta:editing-duration>PT1H50M27S</meta:editing-duration>
    <meta:generator>OpenOffice/4.1.3$Win32 OpenOffice.org_project/413m1$Build-9783</meta:generator>
    <meta:document-statistic meta:table-count="1" meta:image-count="0" meta:object-count="2" meta:page-count="4" meta:paragraph-count="62" meta:word-count="476" meta:character-count="3224"/>
    <meta:user-defined meta:name="AppVersion">16.0000</meta:user-defined>
    <meta:user-defined meta:name="Company">Hochschule Fresenius g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i mathvariant="italic">Retentionsfaktor</mi>
      <mrow>
        <mrow>
          <mo stretchy="false">(</mo>
          <mrow>
            <mrow>
              <mi mathvariant="italic">Rf</mi>
              <mo stretchy="false">−</mo>
              <mi mathvariant="italic">Wert</mi>
            </mrow>
          </mrow>
          <mo stretchy="false">)</mo>
        </mrow>
        <mo stretchy="false">=</mo>
        <mfrac>
          <mrow>
            <mi mathvariant="italic">Strecke</mi>
            <mi mathvariant="normal">:</mi>
            <mrow>
              <mi mathvariant="italic">Startlinie</mi>
              <mo stretchy="false">−</mo>
              <mi mathvariant="italic">Substanzfleck</mi>
            </mrow>
          </mrow>
          <mrow>
            <mi mathvariant="italic">Strecke</mi>
            <mi mathvariant="normal">:</mi>
            <mrow>
              <mi mathvariant="italic">Startlinie</mi>
              <mo stretchy="false">−</mo>
              <mi mathvariant="italic">Laufmittelfront</mi>
            </mrow>
          </mrow>
        </mfrac>
      </mrow>
    </mrow>
    <annotation encoding="StarMath 5.0">Retentionsfaktor (Rf-Wert)={Strecke:Startlinie - Substanzfleck} over {Strecke:Startlinie-Laufmittelfront} </annotation>
  </semantics>
</math>
</file>

<file path=Object 2/content.xml><?xml version="1.0" encoding="utf-8"?>
<math xmlns="http://www.w3.org/1998/Math/MathML">
  <semantics>
    <mrow>
      <mfrac>
        <mrow>
          <mn>3,3</mn>
          <mi mathvariant="italic">cm</mi>
        </mrow>
        <mrow>
          <mn>10,15</mn>
          <mi mathvariant="italic">cm</mi>
        </mrow>
      </mfrac>
    </mrow>
    <annotation encoding="StarMath 5.0">{3,3 cm} over {10,15 cm} </annotation>
  </semantics>
</math>
</file>